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FIXES FOR RELEASE v0.3 20060306</text:p>
      <text:p text:style-name="P1"/>
      <text:p text:style-name="P2"><text:span text:style-name="T1">TARGET</text:span><text:line-break/>x Add a many-to-many link between TargetGroup and Citation</text:p>
      <text:p text:style-name="P2">x Add a many-to-many link between TargetGroup and Annotation</text:p>
      <text:p text:style-name="P2">x Add a many-to-many link between TargetGroup and DbRef</text:p>
      <text:p text:style-name="P2">x Remove TargetDbRef</text:p>
      <text:p text:style-name="P2">x Add a many-to-many link between Target and DbRef</text:p>
      <text:p text:style-name="P3">x Change TargetGroup.name type from Line (80char) to Text (254char)</text:p>
      <text:p text:style-name="P3"/>
      <text:p text:style-name="P3">x Rename TargetGroup.name to shortName and keep the type to Line</text:p>
      <text:p text:style-name="P3">x Add TargetGroup.completeName</text:p>
      <text:p text:style-name="P3"/>
      <text:p text:style-name="P2"/>
      <text:p text:style-name="P2"><text:span text:style-name="T1">EXTRA</text:span>: </text:p>
      <text:p text:style-name="P2">x Generate 2 new UML diagrams: _Target &amp; _Target-details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16T10:30:31</meta:creation-date>
    <dc:date>2006-03-10T16:55:25</dc:date>
    <dc:language>en-US</dc:language>
    <meta:editing-cycles>107</meta:editing-cycles>
    <meta:editing-duration>P1DT3H48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89" meta:character-count="518"/>
  </office:meta>
</office:document-meta>
</file>